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600pt" fo:font-weight="bold" officeooo:rsid="001263cb" officeooo:paragraph-rsid="001263cb" style:font-size-asian="600pt" style:font-weight-asian="bold" style:font-size-complex="600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290pt" fo:font-weight="bold" officeooo:rsid="001263cb" officeooo:paragraph-rsid="001263cb" style:font-size-asian="290pt" style:font-weight-asian="bold" style:font-size-complex="29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90pt" fo:font-weight="bold" officeooo:rsid="001263cb" officeooo:paragraph-rsid="001263cb" style:font-size-asian="290pt" style:font-weight-asian="bold" style:font-size-complex="29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90pt" fo:font-weight="bold" officeooo:rsid="001263cb" officeooo:paragraph-rsid="001263cb" style:font-size-asian="190pt" style:font-weight-asian="bold" style:font-size-complex="190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90pt" fo:font-weight="bold" officeooo:rsid="001263cb" officeooo:paragraph-rsid="0013feeb" style:font-size-asian="190pt" style:font-weight-asian="bold" style:font-size-complex="190pt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190pt" fo:font-weight="bold" officeooo:rsid="001263cb" officeooo:paragraph-rsid="0013feeb" style:font-size-asian="190pt" style:font-weight-asian="bold" style:font-size-complex="190pt" style:font-weight-complex="bold"/>
    </style:style>
    <style:style style:name="T1" style:family="text">
      <style:text-properties fo:font-size="150pt" style:font-size-asian="131.25pt" style:font-size-complex="150pt"/>
    </style:style>
    <style:style style:name="T2" style:family="text">
      <style:text-properties fo:font-size="500pt" style:font-size-asian="437.5pt" style:font-size-complex="500pt"/>
    </style:style>
    <style:style style:name="T3" style:family="text">
      <style:text-properties fo:color="#ce181e"/>
    </style:style>
    <style:style style:name="T4" style:family="text">
      <style:text-properties fo:color="#fff450"/>
    </style:style>
    <style:style style:name="T5" style:family="text">
      <style:text-properties fo:color="#ed1c24"/>
    </style:style>
    <style:style style:name="T6" style:family="text">
      <style:text-properties fo:color="#fff2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</text:p>
      <text:p text:style-name="P1"><text:soft-page-break/>X</text:p>
      <text:p text:style-name="P2"><text:soft-page-break/>S <text:s/>S</text:p>
      <text:p text:style-name="P3">S</text:p>
      <text:p text:style-name="P3"><text:soft-page-break/>XXX</text:p>
      <text:p text:style-name="P4"><text:soft-page-break/>X <text:s text:c="3"/>X</text:p>
      <text:p text:style-name="P4">X</text:p>
      <text:p text:style-name="P4">X <text:s text:c="3"/>X</text:p>
      <text:p text:style-name="P4"><text:soft-page-break/>S <text:s text:c="3"/>S</text:p>
      <text:p text:style-name="P4">S</text:p>
      <text:p text:style-name="P4">S <text:s text:c="3"/>S</text:p>
      <text:p text:style-name="P5"><text:soft-page-break/><text:span text:style-name="T5">X</text:span> <text:s text:c="3"/><text:span text:style-name="T6">X</text:span></text:p>
      <text:p text:style-name="P5">X</text:p>
      <text:p text:style-name="P6"><text:span text:style-name="T4">X <text:s text:c="3"/></text:span><text:span text:style-name="T5">X</text:span></text:p>
      <text:p text:style-name="P5"><text:soft-page-break/><text:span text:style-name="T4">S <text:s text:c="4"/></text:span><text:span text:style-name="T3">S</text:span></text:p>
      <text:p text:style-name="P5">S</text:p>
      <text:p text:style-name="P5"><text:span text:style-name="T3">S <text:s text:c="4"/></text:span><text:span text:style-name="T4">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02:12:36.812202204</meta:creation-date>
    <dc:date>2018-11-20T06:44:15.997829113</dc:date>
    <meta:editing-duration>PT5H39M55S</meta:editing-duration>
    <meta:editing-cycles>1</meta:editing-cycles>
    <meta:document-statistic meta:table-count="0" meta:image-count="0" meta:object-count="0" meta:page-count="8" meta:paragraph-count="17" meta:word-count="26" meta:character-count="64" meta:non-whitespace-character-count="28"/>
    <meta:generator>LibreOffice/5.4.5.1$Linux_X86_64 LibreOffice_project/79c9829dd5d8054ec39a82dc51cd9eff340dbee8</meta:generator>
  </office:meta>
</office:document-meta>
</file>